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C000000334B6CD177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text">
      <style:graphic-properties fo:min-height="1.6cm"/>
    </style:style>
    <style:style style:name="gr3" style:family="graphic" style:parent-style-name="text">
      <style:graphic-properties fo:min-height="1.3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padding-top="0cm" fo:padding-bottom="0cm" fo:padding-left="0cm" fo:padding-right="0cm"/>
    </style:style>
    <style:style style:name="P1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name="map" draw:style-name="gr1" draw:text-style-name="P1" draw:layer="Ebene4" svg:width="27.7cm" svg:height="35.1cm" svg:x="1cm" svg:y="5.9cm">
          <text:p/>
          <draw:enhanced-geometry svg:viewBox="0 0 21600 21600" draw:type="rectangle" draw:enhanced-path="M 0 0 L 21600 0 21600 21600 0 21600 0 0 Z N"/>
        </draw:custom-shape>
        <draw:custom-shape draw:name="northarrow" draw:style-name="gr1" draw:text-style-name="P1" draw:layer="Ebene4" svg:width="2.4cm" svg:height="2.1cm" svg:x="26.3cm" svg:y="3.5cm">
          <text:p/>
          <draw:enhanced-geometry svg:viewBox="0 0 21600 21600" draw:type="rectangle" draw:enhanced-path="M 0 0 L 21600 0 21600 21600 0 21600 0 0 Z N"/>
        </draw:custom-shape>
        <draw:frame draw:name="title" draw:style-name="gr2" draw:layer="Ebene4" svg:width="7.9cm" svg:height="1.6cm" svg:x="1.1cm" svg:y="2.925cm">
          <draw:text-box>
            <text:p><text:span text:style-name="T1">Titel</text:span></text:p>
          </draw:text-box>
        </draw:frame>
        <draw:frame draw:name="scale" draw:style-name="gr3" draw:layer="Ebene4" svg:width="7.8cm" svg:height="1.3cm" svg:x="1.204cm" svg:y="4.481cm">
          <draw:text-box>
            <text:p>Scale</text:p>
          </draw:text-box>
        </draw:frame>
        <draw:frame draw:style-name="gr4" draw:text-style-name="P1" draw:layer="layout" svg:width="7.935cm" svg:height="1.348cm" svg:x="1.065cm" svg:y="1.052cm">
          <draw:image xlink:href="Pictures/100002010000012C000000334B6CD177.png" xlink:type="simple" xlink:show="embed" xlink:actuate="onLoad">
            <text:p/>
          </draw:image>
        </draw:frame>
        <draw:custom-shape draw:name="scalebar" draw:style-name="gr5" draw:text-style-name="P1" draw:layer="Ebene4" svg:width="6cm" svg:height="0.5cm" svg:x="22.1cm" svg:y="40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e_20_1" draw:textarea-horizontal-align="left" draw:textarea-vertical-align="middle" fo:padding-top="0cm" fo:padding-bottom="0cm" fo:padding-left="0cm" fo:padding-right="0cm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Ebene4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fan </meta:initial-creator>
    <meta:creation-date>2013-04-16T08:14:08</meta:creation-date>
    <dc:date>2016-01-27T11:41:50.030212461</dc:date>
    <meta:editing-duration>PT10M32S</meta:editing-duration>
    <meta:editing-cycles>6</meta:editing-cycles>
    <meta:generator>LibreOffice/4.2.8.2$Linux_X86_64 LibreOffice_project/420m0$Build-2</meta:generator>
    <dc:creator>Charlotte Toma</dc:creator>
    <meta:document-statistic meta:object-count="6"/>
  </office:meta>
</office:document-meta>
</file>